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36"/>
    <style:style style:name="ce5" style:family="table-cell" style:parent-style-name="Default" style:data-style-name="N1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36">
      <style:text-properties fo:font-size="10pt" style:font-size-asian="10pt" style:font-size-complex="10p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2.8058333333333cm" style:use-optimal-column-width="true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5.97958333333333cm" style:use-optimal-column-width="true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описание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Поле</text:p>
          </table:table-cell>
          <table:table-cell office:value-type="string" table:style-name="ce2">
            <text:p>Описани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alogNum</text:p>
          </table:table-cell>
          <table:table-cell office:value-type="string" table:style-name="ce1">
            <text:p>Каталожный номер товар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oduct</text:p>
          </table:table-cell>
          <table:table-cell office:value-type="string" table:style-name="ce1">
            <text:p>Название товар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ice</text:p>
          </table:table-cell>
          <table:table-cell office:value-type="string" table:style-name="ce1">
            <text:p>Цена за единицу товара (всегда одинакова для одной позиции каталога)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OrderNum</text:p>
          </table:table-cell>
          <table:table-cell office:value-type="string" table:style-name="ce1">
            <text:p>Номер заказа. Заказ делается конкретным клиентом и может включать одну или несколько позици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Quantity</text:p>
          </table:table-cell>
          <table:table-cell office:value-type="string" table:style-name="ce1">
            <text:p>Количество единиц указанного товара в заказ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merNum</text:p>
          </table:table-cell>
          <table:table-cell office:value-type="string" table:style-name="ce1">
            <text:p>Номер, идентифицирующий заказчик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merName</text:p>
          </table:table-cell>
          <table:table-cell office:value-type="string" table:style-name="ce1">
            <text:p>Фамилия и инициалы заказчик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merAddress</text:p>
          </table:table-cell>
          <table:table-cell office:value-type="string" table:style-name="ce1">
            <text:p>Адрес заказчик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merPhone</text:p>
          </table:table-cell>
          <table:table-cell office:value-type="string" table:style-name="ce1">
            <text:p>Телефон заказчика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Требуется разработать реляционную БД, таблицы которой соответствуют 3НФ. Считаем что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Заказчик идентифицируется уникальным номером. Среди заказчиков могут быть однофамильцы. У заказчика только один адрес и телефон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Товар идентифицируется каталожным номером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Цена товара определяется только его номером в каталоге, цена постоянна, скидок и наценок нет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Если в одном заказе несколько штук одного товара указывается количество, запись в таблице делается только одна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Если в одном заказе несколько разных товаров, делается несколько записей в таблице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Заказ идентифицируется уникальным номером и делается определенным заказчиком.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заказы" table:style-name="ta1">
        <table:table-column table:style-name="co4" table:default-cell-style-name="ce3"/>
        <table:table-column table:style-name="co5" table:default-cell-style-name="ce1"/>
        <table:table-column table:style-name="co1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talogNum</text:p>
          </table:table-cell>
          <table:table-cell office:value-type="string" table:style-name="ce6">
            <text:p>Product</text:p>
          </table:table-cell>
          <table:table-cell office:value-type="string" table:style-name="ce7">
            <text:p>Price</text:p>
          </table:table-cell>
          <table:table-cell office:value-type="string" table:style-name="ce5">
            <text:p>OrderNum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CustomerNum</text:p>
          </table:table-cell>
          <table:table-cell office:value-type="string" table:style-name="ce6">
            <text:p>CustomerName</text:p>
          </table:table-cell>
          <table:table-cell office:value-type="string" table:style-name="ce6">
            <text:p>CustomerAddress</text:p>
          </table:table-cell>
          <table:table-cell office:value-type="string" table:style-name="ce6">
            <text:p>CustomerPhone</text:p>
          </table:table-cell>
          <table:table-cell table:number-columns-repeated="16375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6">
            <text:p>Рюкзак городской. Модель 1.</text:p>
          </table:table-cell>
          <table:table-cell office:value-type="currency" office:value="2000" table:style-name="ce7">
            <text:p>2 000,00 ₽</text:p>
          </table:table-cell>
          <table:table-cell office:value-type="float" office:value="1000" table:style-name="ce5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Иванов И.И.</text:p>
          </table:table-cell>
          <table:table-cell office:value-type="string" table:style-name="ce6">
            <text:p>Спб, ул. Политехническая, 29</text:p>
          </table:table-cell>
          <table:table-cell office:value-type="string" table:style-name="ce6">
            <text:p>(812)111-11-11</text:p>
          </table:table-cell>
          <table:table-cell table:number-columns-repeated="16375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6">
            <text:p>Накидка на рюкзак. Модель 2.</text:p>
          </table:table-cell>
          <table:table-cell office:value-type="currency" office:value="400" table:style-name="ce7">
            <text:p>400,00 ₽</text:p>
          </table:table-cell>
          <table:table-cell office:value-type="float" office:value="1000" table:style-name="ce5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Иванов И.И.</text:p>
          </table:table-cell>
          <table:table-cell office:value-type="string" table:style-name="ce6">
            <text:p>Спб, ул. Политехническая, 29</text:p>
          </table:table-cell>
          <table:table-cell office:value-type="string" table:style-name="ce6">
            <text:p>(812)111-11-11</text:p>
          </table:table-cell>
          <table:table-cell table:number-columns-repeated="16375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6">
            <text:p>Рюкзак городской. Модель 1.</text:p>
          </table:table-cell>
          <table:table-cell office:value-type="currency" office:value="2000" table:style-name="ce7">
            <text:p>2 000,00 ₽</text:p>
          </table:table-cell>
          <table:table-cell office:value-type="float" office:value="1001" table:style-name="ce5">
            <text:p>100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Петров П.П.</text:p>
          </table:table-cell>
          <table:table-cell office:value-type="string" table:style-name="ce6">
            <text:p>СПб, ул. Политехническая, 21</text:p>
          </table:table-cell>
          <table:table-cell office:value-type="string" table:style-name="ce6">
            <text:p>(812)222-22-22</text:p>
          </table:table-cell>
          <table:table-cell table:number-columns-repeated="16375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6">
            <text:p>Рюкзак туристический. Модель 2.</text:p>
          </table:table-cell>
          <table:table-cell office:value-type="currency" office:value="4000" table:style-name="ce7">
            <text:p>4 000,00 ₽</text:p>
          </table:table-cell>
          <table:table-cell office:value-type="float" office:value="1002" table:style-name="ce5">
            <text:p>100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Петров П.П.</text:p>
          </table:table-cell>
          <table:table-cell office:value-type="string" table:style-name="ce6">
            <text:p>СПб, ул. Политехническая, 21</text:p>
          </table:table-cell>
          <table:table-cell office:value-type="string" table:style-name="ce6">
            <text:p>(812)222-22-22</text:p>
          </table:table-cell>
          <table:table-cell table:number-columns-repeated="16375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заказы.A2:заказы.I6" table:name="Таблица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">
      <number:number number:decimal-places="2" number:min-integer-digits="1" number:grouping="true"/>
      <number:text> </number:text>
      <number:currency-symbol>₽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6-10-02T10:16:41Z</dc:date>
  </office:meta>
</office:document-meta>
</file>